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oncept and detailed plan for creating a two-player version of Battle City using Node.js and React:</text:p>
      <text:h text:style-name="Heading_20_2" text:outline-level="2">Concept Overview</text:h>
      <text:p text:style-name="Text_20_body">We'll create a modernized version of Battle City that allows two players to play together over a network connection, each using their own Windows computer. The game will maintain the retro aesthetic and core gameplay of the original while adding multiplayer functionality.</text:p>
      <text:h text:style-name="Heading_20_3" text:outline-level="3">Key Features:</text:h>
      <text:list text:style-name="L1">
        <text:list-item>
          <text:p text:style-name="P2">Two-player networked gameplay </text:p>
        </text:list-item>
        <text:list-item>
          <text:p text:style-name="P2">Original gameplay mechanics (tank movement, shooting, destroying bricks) </text:p>
        </text:list-item>
        <text:list-item>
          <text:p text:style-name="P2">NPC enemy tanks with AI similar to the original game </text:p>
        </text:list-item>
        <text:list-item>
          <text:p text:style-name="P2">Fullscreen support </text:p>
        </text:list-item>
        <text:list-item>
          <text:p text:style-name="P2">Keyboard controls (arrows for movement, spacebar for shooting) </text:p>
        </text:list-item>
        <text:list-item>
          <text:p text:style-name="P1">Retro pixel art graphics inspired by the original </text:p>
        </text:list-item>
      </text:list>
      <text:h text:style-name="Heading_20_2" text:outline-level="2">Technical Architecture</text:h>
      <text:list text:style-name="L2">
        <text:list-item>
          <text:p text:style-name="P4"><text:span text:style-name="Strong_20_Emphasis">Frontend</text:span>: React application for the game UI and client-side game logic </text:p>
        </text:list-item>
        <text:list-item>
          <text:p text:style-name="P4"><text:span text:style-name="Strong_20_Emphasis">Backend</text:span>: Node.js server using WebSockets for real-time communication </text:p>
        </text:list-item>
        <text:list-item>
          <text:p text:style-name="P4"><text:span text:style-name="Strong_20_Emphasis">Network Communication</text:span>: Socket.io for handling real-time data exchange between players </text:p>
        </text:list-item>
        <text:list-item>
          <text:p text:style-name="P3"><text:span text:style-name="Strong_20_Emphasis">Game State Management</text:span>: Centralized game state on the server with client-side prediction </text:p>
        </text:list-item>
      </text:list>
      <text:h text:style-name="Heading_20_2" text:outline-level="2">Detailed Implementation Plan</text:h>
      <text:h text:style-name="Heading_20_3" text:outline-level="3">Phase 1: Environment Setup and Core Game Engine</text:h>
      <text:list text:style-name="L3">
        <text:list-item>
          <text:p text:style-name="P6"><text:span text:style-name="Strong_20_Emphasis">Project initialization</text:span> </text:p>
          <text:list>
            <text:list-item>
              <text:p text:style-name="P6">Set up React application using Create React App </text:p>
            </text:list-item>
            <text:list-item>
              <text:p text:style-name="P6">Set up Node.js server with Express </text:p>
            </text:list-item>
            <text:list-item>
              <text:p text:style-name="P6">Configure Socket.io on both client and server </text:p>
            </text:list-item>
            <text:list-item>
              <text:p text:style-name="P6">Set up project structure and build tools </text:p>
            </text:list-item>
          </text:list>
        </text:list-item>
        <text:list-item>
          <text:p text:style-name="P6"><text:span text:style-name="Strong_20_Emphasis">Game Canvas and Rendering System</text:span> </text:p>
          <text:list>
            <text:list-item>
              <text:p text:style-name="P6">Create canvas-based rendering system in React </text:p>
            </text:list-item>
            <text:list-item>
              <text:p text:style-name="P6">Implement sprite loading and animation system </text:p>
            </text:list-item>
            <text:list-item>
              <text:p text:style-name="P6">Create basic game loop with requestAnimationFrame </text:p>
            </text:list-item>
          </text:list>
        </text:list-item>
        <text:list-item>
          <text:p text:style-name="P6"><text:span text:style-name="Strong_20_Emphasis">Core Game Mechanics Implementation</text:span> </text:p>
          <text:list>
            <text:list-item>
              <text:p text:style-name="P6">Tank movement and collision detection </text:p>
            </text:list-item>
            <text:list-item>
              <text:p text:style-name="P6">Projectile firing and collision detection </text:p>
            </text:list-item>
            <text:list-item>
              <text:p text:style-name="P6">Map rendering and destruction (brick walls) </text:p>
            </text:list-item>
            <text:list-item>
              <text:p text:style-name="P5">Power-up system from the original game </text:p>
            </text:list-item>
          </text:list>
        </text:list-item>
      </text:list>
      <text:h text:style-name="Heading_20_3" text:outline-level="3">Phase 2: Multiplayer Functionality</text:h>
      <text:list text:style-name="L4">
        <text:list-item>
          <text:p text:style-name="P8"><text:span text:style-name="Strong_20_Emphasis">Real-time Communication Setup</text:span> </text:p>
          <text:list>
            <text:list-item>
              <text:p text:style-name="P8">Establish WebSocket connection between client and server </text:p>
            </text:list-item>
            <text:list-item>
              <text:p text:style-name="P8">Implement message formats for game state updates </text:p>
            </text:list-item>
            <text:list-item>
              <text:p text:style-name="P8"><text:soft-page-break/>Create server-side game state management </text:p>
            </text:list-item>
          </text:list>
        </text:list-item>
        <text:list-item>
          <text:p text:style-name="P8"><text:span text:style-name="Strong_20_Emphasis">Client-Server Interaction</text:span> </text:p>
          <text:list>
            <text:list-item>
              <text:p text:style-name="P8">Implement client-side input handling and sending to server </text:p>
            </text:list-item>
            <text:list-item>
              <text:p text:style-name="P8">Create server authority model with client-side prediction </text:p>
            </text:list-item>
            <text:list-item>
              <text:p text:style-name="P8">Synchronize game state between players </text:p>
            </text:list-item>
            <text:list-item>
              <text:p text:style-name="P8">Handle connection issues and reconnection </text:p>
            </text:list-item>
          </text:list>
        </text:list-item>
        <text:list-item>
          <text:p text:style-name="P8"><text:span text:style-name="Strong_20_Emphasis">Player Session Management</text:span> </text:p>
          <text:list>
            <text:list-item>
              <text:p text:style-name="P8">Create lobby system for players to join games </text:p>
            </text:list-item>
            <text:list-item>
              <text:p text:style-name="P8">Handle connection/disconnection of players </text:p>
            </text:list-item>
            <text:list-item>
              <text:p text:style-name="P7">Implement game start/end logic for multiplayer </text:p>
            </text:list-item>
          </text:list>
        </text:list-item>
      </text:list>
      <text:h text:style-name="Heading_20_3" text:outline-level="3">Phase 3: AI and Enemy Tanks</text:h>
      <text:list text:style-name="L5">
        <text:list-item>
          <text:p text:style-name="P10"><text:span text:style-name="Strong_20_Emphasis">Enemy Tank AI</text:span> </text:p>
          <text:list>
            <text:list-item>
              <text:p text:style-name="P10">Implement pathfinding algorithms for enemy tanks </text:p>
            </text:list-item>
            <text:list-item>
              <text:p text:style-name="P10">Create different enemy tank types with varying behaviors </text:p>
            </text:list-item>
            <text:list-item>
              <text:p text:style-name="P10">Balance enemy spawning and difficulty progression </text:p>
            </text:list-item>
          </text:list>
        </text:list-item>
        <text:list-item>
          <text:p text:style-name="P10"><text:span text:style-name="Strong_20_Emphasis">AI Behavior Patterns</text:span> </text:p>
          <text:list>
            <text:list-item>
              <text:p text:style-name="P10">Random movement </text:p>
            </text:list-item>
            <text:list-item>
              <text:p text:style-name="P10">Player targeting </text:p>
            </text:list-item>
            <text:list-item>
              <text:p text:style-name="P10">Base targeting </text:p>
            </text:list-item>
            <text:list-item>
              <text:p text:style-name="P9">Obstacle avoidance </text:p>
            </text:list-item>
          </text:list>
        </text:list-item>
      </text:list>
      <text:h text:style-name="Heading_20_3" text:outline-level="3">Phase 4: Map System and UI</text:h>
      <text:list text:style-name="L6">
        <text:list-item>
          <text:p text:style-name="P12"><text:span text:style-name="Strong_20_Emphasis">Map Editor and Loading System</text:span> </text:p>
          <text:list>
            <text:list-item>
              <text:p text:style-name="P12">Create map format compatible with original game </text:p>
            </text:list-item>
            <text:list-item>
              <text:p text:style-name="P12">Implement map loading and stage progression </text:p>
            </text:list-item>
            <text:list-item>
              <text:p text:style-name="P12">Add support for custom maps </text:p>
            </text:list-item>
          </text:list>
        </text:list-item>
        <text:list-item>
          <text:p text:style-name="P12"><text:span text:style-name="Strong_20_Emphasis">User Interface</text:span> </text:p>
          <text:list>
            <text:list-item>
              <text:p text:style-name="P12">Start menu and game lobby </text:p>
            </text:list-item>
            <text:list-item>
              <text:p text:style-name="P12">In-game HUD (lives, score, level) </text:p>
            </text:list-item>
            <text:list-item>
              <text:p text:style-name="P12">Fullscreen toggle functionality </text:p>
            </text:list-item>
            <text:list-item>
              <text:p text:style-name="P11">Settings menu for controls and audio </text:p>
            </text:list-item>
          </text:list>
        </text:list-item>
      </text:list>
      <text:h text:style-name="Heading_20_3" text:outline-level="3">Phase 5: Polish and Optimization</text:h>
      <text:list text:style-name="L7">
        <text:list-item>
          <text:p text:style-name="P14"><text:span text:style-name="Strong_20_Emphasis">Audio Implementation</text:span> </text:p>
          <text:list>
            <text:list-item>
              <text:p text:style-name="P14">Add sound effects for tanks, shooting, explosions </text:p>
            </text:list-item>
            <text:list-item>
              <text:p text:style-name="P14">Implement background music </text:p>
            </text:list-item>
          </text:list>
        </text:list-item>
        <text:list-item>
          <text:p text:style-name="P14"><text:span text:style-name="Strong_20_Emphasis">Visual Effects</text:span> </text:p>
          <text:list>
            <text:list-item>
              <text:p text:style-name="P14">Explosion animations </text:p>
            </text:list-item>
            <text:list-item>
              <text:p text:style-name="P14">Particle effects </text:p>
            </text:list-item>
            <text:list-item>
              <text:p text:style-name="P14">Screen shake and feedback </text:p>
            </text:list-item>
          </text:list>
        </text:list-item>
        <text:list-item>
          <text:p text:style-name="P14"><text:span text:style-name="Strong_20_Emphasis">Performance Optimization</text:span> </text:p>
          <text:list>
            <text:list-item>
              <text:p text:style-name="P14">Optimize rendering for smooth gameplay </text:p>
            </text:list-item>
            <text:list-item>
              <text:p text:style-name="P14">Minimize network traffic </text:p>
            </text:list-item>
            <text:list-item>
              <text:p text:style-name="P14">Reduce input lag </text:p>
            </text:list-item>
          </text:list>
        </text:list-item>
        <text:list-item>
          <text:p text:style-name="P14"><text:soft-page-break/><text:span text:style-name="Strong_20_Emphasis">Testing and Debugging</text:span> </text:p>
          <text:list>
            <text:list-item>
              <text:p text:style-name="P14">Cross-browser testing </text:p>
            </text:list-item>
            <text:list-item>
              <text:p text:style-name="P14">Network condition testing </text:p>
            </text:list-item>
            <text:list-item>
              <text:p text:style-name="P13">Bug fixing and gameplay balancing </text:p>
            </text:list-item>
          </text:list>
        </text:list-item>
      </text:list>
      <text:h text:style-name="Heading_20_2" text:outline-level="2">Technical Details</text:h>
      <text:h text:style-name="Heading_20_3" text:outline-level="3">Networking Implementation</text:h>
      <text:p text:style-name="Text_20_body">For two Windows computers to communicate, we'll use a client-server architecture:</text:p>
      <text:list text:style-name="L8">
        <text:list-item>
          <text:p text:style-name="P16"><text:span text:style-name="Strong_20_Emphasis">Server Setup</text:span>: </text:p>
          <text:list>
            <text:list-item>
              <text:p text:style-name="P16">Central Node.js server hosted either on a cloud service (Heroku, AWS, etc.) </text:p>
            </text:list-item>
            <text:list-item>
              <text:p text:style-name="P16">Or locally hosted by one player (with port forwarding) </text:p>
            </text:list-item>
          </text:list>
        </text:list-item>
        <text:list-item>
          <text:p text:style-name="P16"><text:span text:style-name="Strong_20_Emphasis">Connection Process</text:span>: </text:p>
          <text:list>
            <text:list-item>
              <text:p text:style-name="P16">First player creates a game room and gets a room code </text:p>
            </text:list-item>
            <text:list-item>
              <text:p text:style-name="P16">Second player joins using the room code </text:p>
            </text:list-item>
            <text:list-item>
              <text:p text:style-name="P16">Both connect to the server via WebSockets </text:p>
            </text:list-item>
          </text:list>
        </text:list-item>
        <text:list-item>
          <text:p text:style-name="P16"><text:span text:style-name="Strong_20_Emphasis">State Synchronization</text:span>: </text:p>
          <text:list>
            <text:list-item>
              <text:p text:style-name="P16">Server maintains authoritative game state </text:p>
            </text:list-item>
            <text:list-item>
              <text:p text:style-name="P16">Clients send inputs to server (movement, shooting) </text:p>
            </text:list-item>
            <text:list-item>
              <text:p text:style-name="P16">Server validates inputs, updates game state, broadcasts to clients </text:p>
            </text:list-item>
            <text:list-item>
              <text:p text:style-name="P15">Clients render based on received state and perform prediction for smooth gameplay </text:p>
            </text:list-item>
          </text:list>
        </text:list-item>
      </text:list>
      <text:h text:style-name="Heading_20_3" text:outline-level="3">NPC AI Implementation</text:h>
      <text:p text:style-name="Text_20_body">The enemy tanks will have behavior patterns similar to the original game:</text:p>
      <text:list text:style-name="L9">
        <text:list-item>
          <text:p text:style-name="P18"><text:span text:style-name="Strong_20_Emphasis">Basic Tank</text:span>: Random movement with occasional shooting </text:p>
        </text:list-item>
        <text:list-item>
          <text:p text:style-name="P18"><text:span text:style-name="Strong_20_Emphasis">Fast Tank</text:span>: Quicker movement but weaker armor </text:p>
        </text:list-item>
        <text:list-item>
          <text:p text:style-name="P18"><text:span text:style-name="Strong_20_Emphasis">Power Tank</text:span>: Stronger armor and powerful shots </text:p>
        </text:list-item>
        <text:list-item>
          <text:p text:style-name="P17"><text:span text:style-name="Strong_20_Emphasis">Armor Tank</text:span>: Very strong armor, slow movement </text:p>
        </text:list-item>
      </text:list>
      <text:p text:style-name="Text_20_body">AI behaviors will include:</text:p>
      <text:list text:style-name="L10">
        <text:list-item>
          <text:p text:style-name="P20">Patrol patterns between random points </text:p>
        </text:list-item>
        <text:list-item>
          <text:p text:style-name="P20">Player tracking when in line of sight </text:p>
        </text:list-item>
        <text:list-item>
          <text:p text:style-name="P20">Base targeting (trying to destroy player base) </text:p>
        </text:list-item>
        <text:list-item>
          <text:p text:style-name="P20">Wall destruction to create paths </text:p>
        </text:list-item>
        <text:list-item>
          <text:p text:style-name="P19">Formation-based movement for groups of tanks </text:p>
        </text:list-item>
      </text:list>
      <text:h text:style-name="Heading_20_3" text:outline-level="3">Fullscreen Implementation</text:h>
      <text:p text:style-name="Text_20_body">We'll implement fullscreen using the Fullscreen API:</text:p>
      <text:list text:style-name="L11">
        <text:list-item>
          <text:p text:style-name="P22">Toggle fullscreen with a dedicated button </text:p>
        </text:list-item>
        <text:list-item>
          <text:p text:style-name="P22">Adjust canvas scaling to maintain pixel-perfect rendering </text:p>
        </text:list-item>
        <text:list-item>
          <text:p text:style-name="P21">Handle different aspect ratios while preserving gameplay area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30T01:01:21.108000000</meta:creation-date>
    <dc:date>2025-03-30T01:02:11.339000000</dc:date>
    <meta:editing-duration>PT50S</meta:editing-duration>
    <meta:editing-cycles>1</meta:editing-cycles>
    <meta:document-statistic meta:table-count="0" meta:image-count="0" meta:object-count="0" meta:page-count="3" meta:paragraph-count="113" meta:word-count="752" meta:character-count="4842" meta:non-whitespace-character-count="4204"/>
    <meta:generator>LibreOffice/7.5.2.2$Windows_X86_64 LibreOffice_project/53bb9681a964705cf672590721dbc85eb4d0c3a2</meta:generator>
  </office:meta>
</office:document-meta>
</file>